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P1" style:family="paragraph">
      <style:text-properties fo:color="#4c5fe8" loext:opacity="100%" style:font-name="Ubuntu" fo:font-size="48pt" fo:font-weight="bold" style:font-size-asian="48pt" style:font-weight-asian="bold" style:font-size-complex="48pt" style:font-weight-complex="bold"/>
    </style:style>
    <style:style style:name="P2" style:family="paragraph">
      <loext:graphic-properties draw:fill="none" draw:fill-color="#ffffff"/>
      <style:text-properties fo:color="#4c5fe8" loext:opacity="100%" style:font-name="Ubuntu" fo:font-size="48pt" fo:font-weight="bold" style:font-size-asian="48pt" style:font-weight-asian="bold" style:font-size-complex="48pt" style:font-weight-complex="bold"/>
    </style:style>
    <style:style style:name="T1" style:family="text">
      <style:text-properties fo:color="#4c5fe8" loext:opacity="100%" style:font-name="Ubuntu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6.75cm" svg:height="2.152cm" svg:x="1.625cm" svg:y="1.424cm">
          <draw:text-box>
            <text:p text:style-name="P1"><text:span text:style-name="T1">CARGO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23T09:47:53.997853295</meta:creation-date>
    <dc:date>2023-11-23T09:55:33.788223617</dc:date>
    <meta:editing-duration>PT7M40S</meta:editing-duration>
    <meta:editing-cycles>3</meta:editing-cycles>
    <meta:generator>LibreOffice/7.3.7.2$Linux_X86_64 LibreOffice_project/30$Build-2</meta:generator>
    <meta:document-statistic meta:object-count="1"/>
  </office:meta>
</office:document-meta>
</file>